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8819in" svg:y="0.0394in">
            <draw:object draw:notify-on-update-of-ranges="Sheet1.A1:Sheet1.A50 Sheet1.B1:Sheet1.B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3110" calcext:value-type="float">
            <text:p>831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024" calcext:value-type="float">
            <text:p>900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8578" calcext:value-type="float">
            <text:p>985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364" calcext:value-type="float">
            <text:p>1053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491" calcext:value-type="float">
            <text:p>1174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481" calcext:value-type="float">
            <text:p>1204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1137" calcext:value-type="float">
            <text:p>1211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3618" calcext:value-type="float">
            <text:p>1336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541" calcext:value-type="float">
            <text:p>1335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3399" calcext:value-type="float">
            <text:p>1433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4474" calcext:value-type="float">
            <text:p>1744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8400" calcext:value-type="float">
            <text:p>1784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0770" calcext:value-type="float">
            <text:p>1807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4775" calcext:value-type="float">
            <text:p>1947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5433" calcext:value-type="float">
            <text:p>1954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141" calcext:value-type="float">
            <text:p>2011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5877" calcext:value-type="float">
            <text:p>205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163" calcext:value-type="float">
            <text:p>2101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7695" calcext:value-type="float">
            <text:p>2276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7207" calcext:value-type="float">
            <text:p>2472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6010" calcext:value-type="float">
            <text:p>2660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2309" calcext:value-type="float">
            <text:p>27230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2589" calcext:value-type="float">
            <text:p>2725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4720" calcext:value-type="float">
            <text:p>2747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5568" calcext:value-type="float">
            <text:p>2755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7201" calcext:value-type="float">
            <text:p>2772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4813" calcext:value-type="float">
            <text:p>2848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5117" calcext:value-type="float">
            <text:p>2851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5368" calcext:value-type="float">
            <text:p>2953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6136" calcext:value-type="float">
            <text:p>3061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6185" calcext:value-type="float">
            <text:p>3061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0250" calcext:value-type="float">
            <text:p>3202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3796" calcext:value-type="float">
            <text:p>3237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5256" calcext:value-type="float">
            <text:p>3252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8769" calcext:value-type="float">
            <text:p>3287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1491" calcext:value-type="float">
            <text:p>3314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0229" calcext:value-type="float">
            <text:p>3402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45833" calcext:value-type="float">
            <text:p>3458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6634" calcext:value-type="float">
            <text:p>3466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9458" calcext:value-type="float">
            <text:p>3494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9041" calcext:value-type="float">
            <text:p>3490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0950" calcext:value-type="float">
            <text:p>3509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0971" calcext:value-type="float">
            <text:p>3509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2813" calcext:value-type="float">
            <text:p>3528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3444" calcext:value-type="float">
            <text:p>3534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3875" calcext:value-type="float">
            <text:p>3538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2576" calcext:value-type="float">
            <text:p>3525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4902" calcext:value-type="float">
            <text:p>3549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4251" calcext:value-type="float">
            <text:p>3542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3496" calcext:value-type="float">
            <text:p>3534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3T15:39:10.216821923</dc:date>
    <meta:document-statistic meta:table-count="1" meta:cell-count="10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87cm" svg:y="0.316cm" chart:style-name="ch2">
          <text:p>Single Processor RR wait time</text:p>
        </chart:title>
        <chart:plot-area chart:style-name="ch3" table:cell-range-address="Sheet1.A1:Sheet1.B50" svg:x="1.331cm" svg:y="1.301cm" svg:width="14.349cm" svg:height="6.538cm">
          <chartooo:coordinate-region svg:x="2.693cm" svg:y="1.501cm" svg:width="12.801cm" svg:height="5.691cm"/>
          <chart:axis chart:dimension="x" chart:name="primary-x" chart:style-name="ch4">
            <chart:title svg:x="7.866cm" svg:y="8.019cm" chart:style-name="ch5">
              <text:p>Process</text:p>
            </chart:title>
          </chart:axis>
          <chart:axis chart:dimension="y" chart:name="primary-y" chart:style-name="ch4">
            <chart:title svg:x="0.451cm" svg:y="4.971cm" chart:style-name="ch6">
              <text:p>Time</text:p>
            </chart:title>
            <chart:grid chart:style-name="ch7" chart:class="major"/>
          </chart:axis>
          <chart:series chart:style-name="ch8" chart:values-cell-range-address="Sheet1.B1:Sheet1.B50" chart:class="chart:scatter">
            <chart:domain table:cell-range-address="Sheet1.A1:Sheet1.A50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1:Sheet1.A50</svg:desc>
                </draw:g>
              </table:table-cell>
              <table:table-cell office:value-type="float" office:value="83110">
                <text:p>83110</text:p>
                <draw:g>
                  <svg:desc>Sheet1.B1:Sheet1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90024">
                <text:p>90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98578">
                <text:p>985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05364">
                <text:p>105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7491">
                <text:p>1174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0481">
                <text:p>1204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21137">
                <text:p>121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33618">
                <text:p>1336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33541">
                <text:p>133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143399">
                <text:p>1433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74474">
                <text:p>174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178400">
                <text:p>1784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180770">
                <text:p>1807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94775">
                <text:p>1947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195433">
                <text:p>1954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201141">
                <text:p>201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205877">
                <text:p>2058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10163">
                <text:p>2101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27695">
                <text:p>2276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247207">
                <text:p>2472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66010">
                <text:p>2660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">
                <text:p>34</text:p>
              </table:table-cell>
              <table:table-cell office:value-type="float" office:value="272309">
                <text:p>2723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">
                <text:p>47</text:p>
              </table:table-cell>
              <table:table-cell office:value-type="float" office:value="272589">
                <text:p>2725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274720">
                <text:p>2747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275568">
                <text:p>2755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277201">
                <text:p>2772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284813">
                <text:p>2848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85117">
                <text:p>2851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295368">
                <text:p>295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306136">
                <text:p>3061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306185">
                <text:p>3061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320250">
                <text:p>3202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323796">
                <text:p>3237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">
                <text:p>28</text:p>
              </table:table-cell>
              <table:table-cell office:value-type="float" office:value="325256">
                <text:p>325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328769">
                <text:p>3287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331491">
                <text:p>3314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340229">
                <text:p>3402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345833">
                <text:p>3458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46634">
                <text:p>3466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349458">
                <text:p>3494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49041">
                <text:p>3490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350950">
                <text:p>3509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350971">
                <text:p>3509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">
                <text:p>31</text:p>
              </table:table-cell>
              <table:table-cell office:value-type="float" office:value="352813">
                <text:p>3528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">
                <text:p>18</text:p>
              </table:table-cell>
              <table:table-cell office:value-type="float" office:value="353444">
                <text:p>3534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353875">
                <text:p>353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352576">
                <text:p>3525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354902">
                <text:p>3549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354251">
                <text:p>3542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353496">
                <text:p>3534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